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onagr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0.5">
            <text:p>30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59.6446642636734">
            <text:p>$59,64</text:p>
          </table:table-cell>
          <table:table-cell table:style-name="ce5" table:formula="of:=[.F2]-[.B3]/[.B4]" office:value-type="currency" office:currency="USD" office:value="41.7279975970068">
            <text:p>$41,73</text:p>
          </table:table-cell>
          <table:table-cell table:style-name="ce15" table:formula="of:=[.G2]/1.13" office:value-type="currency" office:currency="EUR" office:value="36.9274315017759">
            <text:p>36,9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8.6">
            <text:p>8,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47.8259317913177">
            <text:p>$47,83</text:p>
          </table:table-cell>
          <table:table-cell table:style-name="ce7" table:formula="of:=[.F3]-[.B3]/[.B4]" office:value-type="currency" office:currency="USD" office:value="29.909265124651">
            <text:p>$29,91</text:p>
          </table:table-cell>
          <table:table-cell table:style-name="ce16" table:formula="of:=[.G3]/1.13" office:value-type="currency" office:currency="EUR" office:value="26.4683762165053">
            <text:p>26,47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6.3943029403051">
            <text:p>26,3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48">
            <text:p>0,4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5.5886853084308">
            <text:p>$35,59</text:p>
          </table:table-cell>
          <table:table-cell table:style-name="ce14" table:formula="of:=[.F4]-[.B3]/[.B4]" office:value-type="currency" office:currency="USD" office:value="17.6720186417641">
            <text:p>$17,67</text:p>
          </table:table-cell>
          <table:table-cell table:style-name="ce17" table:formula="of:=[.G4]/1.13" office:value-type="currency" office:currency="EUR" office:value="15.6389545502337">
            <text:p>15,64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28">
            <text:p>$2,2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14">
            <text:p>$1,14</text:p>
          </table:table-cell>
          <table:table-cell table:style-name="ce5"/>
          <table:table-cell table:style-name="ce5" table:formula="of:=[.B8]/(1+[.D2])^(1/4)" office:value-type="currency" office:currency="USD" office:value="1.1208794498802">
            <text:p>$1,12</text:p>
          </table:table-cell>
          <table:table-cell table:style-name="ce7" table:formula="of:=[.B5]/2" office:value-type="currency" office:currency="USD" office:value="1.14">
            <text:p>$1,14</text:p>
          </table:table-cell>
          <table:table-cell table:style-name="ce7"/>
          <table:table-cell table:style-name="ce7" table:formula="of:=[.E8]/(1+[.D3])^(1/4)" office:value-type="currency" office:currency="USD" office:value="1.11698519490119">
            <text:p>$1,12</text:p>
          </table:table-cell>
          <table:table-cell table:style-name="ce8" table:formula="of:=[.B5]/2" office:value-type="currency" office:currency="USD" office:value="1.14">
            <text:p>$1,14</text:p>
          </table:table-cell>
          <table:table-cell table:style-name="ce8"/>
          <table:table-cell table:style-name="ce8" table:formula="of:=[.H8]/(1+[.D4])^(1/4)" office:value-type="currency" office:currency="USD" office:value="1.11315766223099">
            <text:p>$1,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4396">
            <text:p>$2,44</text:p>
          </table:table-cell>
          <table:table-cell office:value-type="percentage" office:value="0.07">
            <text:p>7,00%</text:p>
          </table:table-cell>
          <table:table-cell table:formula="of:=[.B9]/(1+[.$D$2])^[.A9]" office:value-type="currency" office:currency="USD" office:value="2.28">
            <text:p>$2,28</text:p>
          </table:table-cell>
          <table:table-cell table:formula="of:=[.B5]*(1+[.F9])" office:value-type="currency" office:currency="USD" office:value="2.394">
            <text:p>$2,39</text:p>
          </table:table-cell>
          <table:table-cell office:value-type="percentage" office:value="0.05">
            <text:p>5,00%</text:p>
          </table:table-cell>
          <table:table-cell table:formula="of:=[.E9]/(1+[.$D$3])^[.A9]" office:value-type="currency" office:currency="USD" office:value="2.20645161290323">
            <text:p>$2,21</text:p>
          </table:table-cell>
          <table:table-cell table:formula="of:=[.B5]*(1+[.I9])" office:value-type="currency" office:currency="USD" office:value="2.3484">
            <text:p>$2,35</text:p>
          </table:table-cell>
          <table:table-cell office:value-type="percentage" office:value="0.03">
            <text:p>3,00%</text:p>
          </table:table-cell>
          <table:table-cell table:formula="of:=[.H9]/(1+[.$D$4])^[.A9]" office:value-type="currency" office:currency="USD" office:value="2.13490909090909">
            <text:p>$2,1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.585976">
            <text:p>$2,59</text:p>
          </table:table-cell>
          <table:table-cell office:value-type="percentage" office:value="0.06">
            <text:p>6,00%</text:p>
          </table:table-cell>
          <table:table-cell table:formula="of:=[.B10]/(1+[.$D$2])^[.A10]" office:value-type="currency" office:currency="USD" office:value="2.25869158878505">
            <text:p>$2,26</text:p>
          </table:table-cell>
          <table:table-cell table:formula="of:=[.E9]*(1+[.F10])" office:value-type="currency" office:currency="USD" office:value="2.48976">
            <text:p>$2,49</text:p>
          </table:table-cell>
          <table:table-cell office:value-type="percentage" office:value="0.04">
            <text:p>4,00%</text:p>
          </table:table-cell>
          <table:table-cell table:formula="of:=[.E10]/(1+[.$D$3])^[.A10]" office:value-type="currency" office:currency="USD" office:value="2.11493979485655">
            <text:p>$2,11</text:p>
          </table:table-cell>
          <table:table-cell table:formula="of:=[.H9]*(1+[.I10])" office:value-type="currency" office:currency="USD" office:value="2.395368">
            <text:p>$2,40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1.97964297520661">
            <text:p>$1,9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.74113456">
            <text:p>$2,74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USD" office:value="2.23758232160014">
            <text:p>$2,24</text:p>
          </table:table-cell>
          <table:table-cell table:formula="of:=[.E10]*(1+[.F11])" office:value-type="currency" office:currency="USD" office:value="2.5893504">
            <text:p>$2,59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2.02722339783485">
            <text:p>$2,03</text:p>
          </table:table-cell>
          <table:table-cell table:formula="of:=[.H10]*(1+[.I11])" office:value-type="currency" office:currency="USD" office:value="2.44327536">
            <text:p>$2,44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1.83566894064613">
            <text:p>$1,8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.9056026336">
            <text:p>$2,91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2.21667033728612">
            <text:p>$2,22</text:p>
          </table:table-cell>
          <table:table-cell table:formula="of:=[.E11]*(1+[.F12])" office:value-type="currency" office:currency="USD" office:value="2.692924416">
            <text:p>$2,69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1.9431450080629">
            <text:p>$1,94</text:p>
          </table:table-cell>
          <table:table-cell table:formula="of:=[.H11]*(1+[.I12])" office:value-type="currency" office:currency="USD" office:value="2.4677081136">
            <text:p>$2,47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1.68547784550236">
            <text:p>$1,6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.05088276528">
            <text:p>$3,05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2.17523724686956">
            <text:p>$2,18</text:p>
          </table:table-cell>
          <table:table-cell table:formula="of:=[.E12]*(1+[.F13])" office:value-type="currency" office:currency="USD" office:value="2.80064139264">
            <text:p>$2,80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1.86255374044739">
            <text:p>$1,86</text:p>
          </table:table-cell>
          <table:table-cell table:formula="of:=[.H12]*(1+[.I13])" office:value-type="currency" office:currency="USD" office:value="2.492385194736">
            <text:p>$2,49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1.54757511268853">
            <text:p>$1,5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.203426903544">
            <text:p>$3,20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2.13457860674115">
            <text:p>$2,13</text:p>
          </table:table-cell>
          <table:table-cell table:formula="of:=[.E13]*(1+[.F14])" office:value-type="currency" office:currency="USD" office:value="2.9126670483456">
            <text:p>$2,91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1.7853049678021">
            <text:p>$1,79</text:p>
          </table:table-cell>
          <table:table-cell table:formula="of:=[.H13]*(1+[.I14])" office:value-type="currency" office:currency="USD" office:value="2.51730904668336">
            <text:p>$2,52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1.42095533074128">
            <text:p>$1,4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.3635982487212">
            <text:p>$3,36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2.09467994119459">
            <text:p>$2,09</text:p>
          </table:table-cell>
          <table:table-cell table:formula="of:=[.E14]*(1+[.F15])" office:value-type="currency" office:currency="USD" office:value="3.02917373027943">
            <text:p>$3,03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1.7112600613034">
            <text:p>$1,71</text:p>
          </table:table-cell>
          <table:table-cell table:formula="of:=[.H14]*(1+[.I15])" office:value-type="currency" office:currency="USD" office:value="2.54248213715019">
            <text:p>$2,54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1.30469534913518">
            <text:p>$1,3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3.49814217867005">
            <text:p>$3,50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2.03595059704895">
            <text:p>$2,04</text:p>
          </table:table-cell>
          <table:table-cell table:formula="of:=[.E15]*(1+[.F16])" office:value-type="currency" office:currency="USD" office:value="3.1503406794906">
            <text:p>$3,15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1.64028614171017">
            <text:p>$1,64</text:p>
          </table:table-cell>
          <table:table-cell table:formula="of:=[.H15]*(1+[.I16])" office:value-type="currency" office:currency="USD" office:value="2.5679069585217">
            <text:p>$2,57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1.1979475478423">
            <text:p>$1,2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.63806786581685">
            <text:p>$3,64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1.97886787002888">
            <text:p>$1,98</text:p>
          </table:table-cell>
          <table:table-cell table:formula="of:=[.E16]*(1+[.F17])" office:value-type="currency" office:currency="USD" office:value="3.24485089987532">
            <text:p>$3,24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1.55713799627786">
            <text:p>$1,56</text:p>
          </table:table-cell>
          <table:table-cell table:formula="of:=[.H16]*(1+[.I17])" office:value-type="currency" office:currency="USD" office:value="2.59358602810691">
            <text:p>$2,59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1.09993365756429">
            <text:p>$1,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.78359058044953">
            <text:p>$3,78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1.9233855932991">
            <text:p>$1,92</text:p>
          </table:table-cell>
          <table:table-cell table:formula="of:=[.E17]*(1+[.F18])" office:value-type="currency" office:currency="USD" office:value="3.34219642687158">
            <text:p>$3,34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1.47820473379373">
            <text:p>$1,48</text:p>
          </table:table-cell>
          <table:table-cell table:formula="of:=[.H17]*(1+[.I18])" office:value-type="currency" office:currency="USD" office:value="2.61952188838798">
            <text:p>$2,62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1.00993908558176">
            <text:p>$1,0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2.4565235527337">
            <text:p>$22,46</text:p>
          </table:table-cell>
          <table:table-cell/>
          <table:table-cell table:style-name="ce7"/>
          <table:table-cell table:formula="of:=SUM([.G8:.G18])" office:value-type="currency" office:currency="USD" office:value="19.4434926498933">
            <text:p>$19,44</text:p>
          </table:table-cell>
          <table:table-cell/>
          <table:table-cell table:style-name="ce8"/>
          <table:table-cell table:formula="of:=SUM([.J8:.J18])" office:value-type="currency" office:currency="USD" office:value="16.3299025980485">
            <text:p>$16,33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5.6718116089905">
            <text:p>$75,67</text:p>
          </table:table-cell>
          <table:table-cell table:style-name="ce5"/>
          <table:table-cell table:formula="of:=[.B20]/(1+[.D2])^([.A18]+1/2)" office:value-type="currency" office:currency="USD" office:value="37.1881407109397">
            <text:p>$37,19</text:p>
          </table:table-cell>
          <table:table-cell table:formula="of:=[.E18]*[.D5]" office:value-type="currency" office:currency="USD" office:value="66.8439285374316">
            <text:p>$66,84</text:p>
          </table:table-cell>
          <table:table-cell table:style-name="ce7"/>
          <table:table-cell table:formula="of:=[.E20]/(1+[.D3])^([.A18]+1/2)" office:value-type="currency" office:currency="USD" office:value="28.3824391414243">
            <text:p>$28,38</text:p>
          </table:table-cell>
          <table:table-cell table:formula="of:=[.H18]*[.D5]" office:value-type="currency" office:currency="USD" office:value="52.3904377677597">
            <text:p>$52,39</text:p>
          </table:table-cell>
          <table:table-cell table:style-name="ce8"/>
          <table:table-cell table:formula="of:=[.H20]/(1+[.D4])^([.A18]+1/2)" office:value-type="currency" office:currency="USD" office:value="19.2587827103822">
            <text:p>$19,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09.01.2022</text:date>, <text:time>16:36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9T16:36:38.81</dc:date>
    <dc:creator>aaa </dc:creator>
    <meta:editing-duration>P3DT1H29M38S</meta:editing-duration>
    <meta:editing-cycles>62</meta:editing-cycles>
    <meta:generator>OpenOffice/4.1.5$Win32 OpenOffice.org_project/415m1$Build-9789</meta:generator>
    <meta:document-statistic meta:table-count="5" meta:cell-count="691" meta:object-count="0"/>
  </office:meta>
</office:document-meta>
</file>